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olverRegistry.ge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getView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Registration.FreeMarker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Registry.getDefaultVie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defaultViews( View ... defaultVie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checkBeanOfType( Class &lt; ? &gt; bea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.scriptTempl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ewResolverRegistry.has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egistration.Script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Registry.viewResolver( ViewResolver view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.freeMark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ewResolverRegistry.ViewResolverRegistry(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